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9cm"/>
    </style:style>
    <style:style style:name="co2" style:family="table-column">
      <style:table-column-properties fo:break-before="auto" style:column-width="3.925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13cm"/>
    </style:style>
    <style:style style:name="co7" style:family="table-column">
      <style:table-column-properties fo:break-before="auto" style:column-width="3.782cm"/>
    </style:style>
    <style:style style:name="co8" style:family="table-column">
      <style:table-column-properties fo:break-before="auto" style:column-width="4.671cm"/>
    </style:style>
    <style:style style:name="co9" style:family="table-column">
      <style:table-column-properties fo:break-before="auto" style:column-width="6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74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7">
      <style:table-cell-properties fo:background-color="#eeeeee" fo:border="0.74pt solid #000000"/>
    </style:style>
    <style:style style:name="ce6" style:family="table-cell" style:parent-style-name="Default" style:data-style-name="N108"/>
    <style:style style:name="ce7" style:family="table-cell" style:parent-style-name="Default" style:data-style-name="N107"/>
    <style:style style:name="ce15" style:family="table-cell" style:parent-style-name="Default" style:data-style-name="N2"/>
    <style:style style:name="ce16" style:family="table-cell" style:parent-style-name="Default" style:data-style-name="N107">
      <style:table-cell-properties fo:background-color="#dddddd" fo:border="0.74pt solid #000000"/>
      <style:text-properties fo:font-weight="bold" style:font-weight-asian="bold" style:font-weight-complex="bold"/>
    </style:style>
    <style:style style:name="ce19" style:family="table-cell" style:parent-style-name="Default" style:data-style-name="N109">
      <style:table-cell-properties fo:background-color="#eeeeee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7.208cm" svg:height="9.718cm" svg:x="11.467cm" svg:y="17.611cm">
            <draw:object draw:notify-on-update-of-ranges="Лист1.I7:Лист1.I7 Лист1.I8:Лист1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7.208cm" svg:height="9.718cm" svg:x="11.467cm" svg:y="7.676cm">
            <draw:object draw:notify-on-update-of-ranges="Лист1.E8:Лист1.E16 Лист1.H7:Лист1.H7 Лист1.H8:Лист1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7.208cm" svg:height="9.718cm" svg:x="11.467cm" svg:y="27.545cm">
            <draw:object draw:notify-on-update-of-ranges="Лист1.I64:Лист1.I73 Лист1.J64:Лист1.J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внедрённый объект (OLE) 2" draw:style-name="gr2" draw:text-style-name="P1" svg:width="4.129cm" svg:height="0.474cm" svg:x="33.424cm" svg:y="7.67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name="внедрённый объект (OLE) 3" draw:style-name="gr2" draw:text-style-name="P1" svg:width="4.843cm" svg:height="0.534cm" svg:x="33.424cm" svg:y="8.128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внедрённый объект (OLE) 4" draw:style-name="gr2" draw:text-style-name="P1" svg:width="0.841cm" svg:height="0.534cm" svg:x="40.245cm" svg:y="2.60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name="внедрённый объект (OLE) 7" draw:style-name="gr2" draw:text-style-name="P1" svg:width="0.504cm" svg:height="0.534cm" svg:x="24.259cm" svg:y="2.609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5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Статистический ряд</text:p>
          </table:table-cell>
          <table:table-cell table:style-name="ce1" office:value-type="string" calcext:value-type="string">
            <text:p>Вариационный ряд</text:p>
          </table:table-cell>
          <table:table-cell table:number-columns-repeated="1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82" calcext:value-type="float">
            <text:p>182</text:p>
          </table:table-cell>
          <table:table-cell/>
          <table:table-cell table:style-name="ce1" office:value-type="string" calcext:value-type="string">
            <text:p>мин</text:p>
          </table:table-cell>
          <table:table-cell table:style-name="ce2" table:formula="of:=[.B2]"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82" calcext:value-type="float">
            <text:p>182</text:p>
          </table:table-cell>
          <table:table-cell/>
          <table:table-cell table:style-name="ce1" office:value-type="string" calcext:value-type="string">
            <text:p>макс</text:p>
          </table:table-cell>
          <table:table-cell table:style-name="ce2" table:formula="of:=[.B101]"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3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84" calcext:value-type="float">
            <text:p>184</text:p>
          </table:table-cell>
          <table:table-cell/>
          <table:table-cell table:style-name="ce1" office:value-type="string" calcext:value-type="string">
            <text:p>Размах варьирования</text:p>
          </table:table-cell>
          <table:table-cell table:style-name="ce2" table:formula="of:=[.E3]-[.E2]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85" calcext:value-type="float">
            <text:p>185</text:p>
          </table:table-cell>
          <table:table-cell/>
          <table:table-cell table:style-name="ce1" office:value-type="string" calcext:value-type="string">
            <text:p>Интервалы</text:p>
          </table:table-cell>
          <table:table-cell table:style-name="ce1" office:value-type="string" calcext:value-type="string" table:number-columns-spanned="2" table:number-rows-spanned="1">
            <text:p>Границы интервала</text:p>
          </table:table-cell>
          <table:covered-table-cell table:style-name="ce1"/>
          <table:table-cell table:style-name="ce1" office:value-type="string" calcext:value-type="string">
            <text:p>Середина интервала</text:p>
          </table:table-cell>
          <table:table-cell table:style-name="ce1" office:value-type="string" calcext:value-type="string">
            <text:p>Частота интервала</text:p>
          </table:table-cell>
          <table:table-cell table:style-name="ce1" office:value-type="string" calcext:value-type="string">
            <text:p>Относительная частота</text:p>
          </table:table-cell>
          <table:table-cell table:style-name="ce1" office:value-type="string" calcext:value-type="string">
            <text:p>Плотность относительной частоты</text:p>
          </table:table-cell>
          <table:table-cell table:style-name="ce1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86" calcext:value-type="float">
            <text:p>18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[.E2]" office:value-type="float" office:value="182" calcext:value-type="float">
            <text:p>182</text:p>
          </table:table-cell>
          <table:table-cell table:style-name="ce2" table:formula="of:=[.E8]+[.$E$5]/9" office:value-type="float" office:value="188" calcext:value-type="float">
            <text:p>188</text:p>
          </table:table-cell>
          <table:table-cell table:style-name="ce2" table:formula="of:=([.E8]+[.F8])/2" office:value-type="float" office:value="185" calcext:value-type="float">
            <text:p>185</text:p>
          </table:table-cell>
          <table:table-cell table:style-name="ce4" office:value-type="float" office:value="8" calcext:value-type="float">
            <text:p>8</text:p>
          </table:table-cell>
          <table:table-cell table:style-name="ce2" table:formula="of:=[.H8]/100" office:value-type="float" office:value="0.08" calcext:value-type="float">
            <text:p>0,08</text:p>
          </table:table-cell>
          <table:table-cell table:style-name="ce5" table:formula="of:=[.I8]/(6)" office:value-type="float" office:value="0.0133333333333333" calcext:value-type="float">
            <text:p>0,013</text:p>
          </table:table-cell>
          <table:table-cell table:style-name="ce2" table:formula="of:=[.H8]*[.G8]" office:value-type="float" office:value="1480" calcext:value-type="float">
            <text:p>1480</text:p>
          </table:table-cell>
          <table:table-cell table:style-name="ce5"/>
          <table:table-cell table:style-name="ce19" table:formula="of:=(([.G8]-[.$K$18])^2)*[.H8]" office:value-type="float" office:value="4677.3792" calcext:value-type="float">
            <text:p>4677,37920</text:p>
          </table:table-cell>
          <table:table-cell table:number-columns-repeated="2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87" calcext:value-type="float">
            <text:p>18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[.F8]" office:value-type="float" office:value="188" calcext:value-type="float">
            <text:p>188</text:p>
          </table:table-cell>
          <table:table-cell table:style-name="ce2" table:formula="of:=[.E9]+[.$E$5]/9" office:value-type="float" office:value="194" calcext:value-type="float">
            <text:p>194</text:p>
          </table:table-cell>
          <table:table-cell table:style-name="ce2" table:formula="of:=([.E9]+[.F9])/2" office:value-type="float" office:value="191" calcext:value-type="float">
            <text:p>19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H9]/100" office:value-type="float" office:value="0.1" calcext:value-type="float">
            <text:p>0,1</text:p>
          </table:table-cell>
          <table:table-cell table:style-name="ce5" table:formula="of:=[.I9]/(6)" office:value-type="float" office:value="0.0166666666666667" calcext:value-type="float">
            <text:p>0,017</text:p>
          </table:table-cell>
          <table:table-cell table:style-name="ce2" table:formula="of:=[.H9]*[.G9]" office:value-type="float" office:value="1910" calcext:value-type="float">
            <text:p>1910</text:p>
          </table:table-cell>
          <table:table-cell table:style-name="ce5"/>
          <table:table-cell table:style-name="ce19" table:formula="of:=(([.G9]-[.$K$18])^2)*[.H9]" office:value-type="float" office:value="3305.124" calcext:value-type="float">
            <text:p>3305,12400</text:p>
          </table:table-cell>
          <table:table-cell table:number-columns-repeated="2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89" calcext:value-type="float">
            <text:p>18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[.F9]" office:value-type="float" office:value="194" calcext:value-type="float">
            <text:p>194</text:p>
          </table:table-cell>
          <table:table-cell table:style-name="ce2" table:formula="of:=[.E10]+[.$E$5]/9" office:value-type="float" office:value="200" calcext:value-type="float">
            <text:p>200</text:p>
          </table:table-cell>
          <table:table-cell table:style-name="ce2" table:formula="of:=([.E10]+[.F10])/2" office:value-type="float" office:value="197" calcext:value-type="float">
            <text:p>19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H10]/100" office:value-type="float" office:value="0.09" calcext:value-type="float">
            <text:p>0,09</text:p>
          </table:table-cell>
          <table:table-cell table:style-name="ce5" table:formula="of:=[.I10]/(6)" office:value-type="float" office:value="0.015" calcext:value-type="float">
            <text:p>0,015</text:p>
          </table:table-cell>
          <table:table-cell table:style-name="ce2" table:formula="of:=[.H10]*[.G10]" office:value-type="float" office:value="1773" calcext:value-type="float">
            <text:p>1773</text:p>
          </table:table-cell>
          <table:table-cell table:style-name="ce5"/>
          <table:table-cell table:style-name="ce19" table:formula="of:=(([.G10]-[.$K$18])^2)*[.H10]" office:value-type="float" office:value="1335.1716" calcext:value-type="float">
            <text:p>1335,17160</text:p>
          </table:table-cell>
          <table:table-cell table:number-columns-repeated="2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89" calcext:value-type="float">
            <text:p>189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[.F10]" office:value-type="float" office:value="200" calcext:value-type="float">
            <text:p>200</text:p>
          </table:table-cell>
          <table:table-cell table:style-name="ce2" table:formula="of:=[.E11]+[.$E$5]/9" office:value-type="float" office:value="206" calcext:value-type="float">
            <text:p>206</text:p>
          </table:table-cell>
          <table:table-cell table:style-name="ce2" table:formula="of:=([.E11]+[.F11])/2" office:value-type="float" office:value="203" calcext:value-type="float">
            <text:p>20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H11]/100" office:value-type="float" office:value="0.15" calcext:value-type="float">
            <text:p>0,15</text:p>
          </table:table-cell>
          <table:table-cell table:style-name="ce5" table:formula="of:=[.I11]/(6)" office:value-type="float" office:value="0.025" calcext:value-type="float">
            <text:p>0,025</text:p>
          </table:table-cell>
          <table:table-cell table:style-name="ce2" table:formula="of:=[.H11]*[.G11]" office:value-type="float" office:value="3045" calcext:value-type="float">
            <text:p>3045</text:p>
          </table:table-cell>
          <table:table-cell table:style-name="ce5"/>
          <table:table-cell table:style-name="ce19" table:formula="of:=(([.G11]-[.$K$18])^2)*[.H11]" office:value-type="float" office:value="572.886000000001" calcext:value-type="float">
            <text:p>572,88600</text:p>
          </table:table-cell>
          <table:table-cell table:number-columns-repeated="2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90" calcext:value-type="float">
            <text:p>19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[.F11]" office:value-type="float" office:value="206" calcext:value-type="float">
            <text:p>206</text:p>
          </table:table-cell>
          <table:table-cell table:style-name="ce2" table:formula="of:=[.E12]+[.$E$5]/9" office:value-type="float" office:value="212" calcext:value-type="float">
            <text:p>212</text:p>
          </table:table-cell>
          <table:table-cell table:style-name="ce2" table:formula="of:=([.E12]+[.F12])/2" office:value-type="float" office:value="209" calcext:value-type="float">
            <text:p>20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H12]/100" office:value-type="float" office:value="0.16" calcext:value-type="float">
            <text:p>0,16</text:p>
          </table:table-cell>
          <table:table-cell table:style-name="ce5" table:formula="of:=[.I12]/(6)" office:value-type="float" office:value="0.0266666666666667" calcext:value-type="float">
            <text:p>0,027</text:p>
          </table:table-cell>
          <table:table-cell table:style-name="ce2" table:formula="of:=[.H12]*[.G12]" office:value-type="float" office:value="3344" calcext:value-type="float">
            <text:p>3344</text:p>
          </table:table-cell>
          <table:table-cell table:style-name="ce5"/>
          <table:table-cell table:style-name="ce19" table:formula="of:=(([.G12]-[.$K$18])^2)*[.H12]" office:value-type="float" office:value="0.518400000000039" calcext:value-type="float">
            <text:p>0,51840</text:p>
          </table:table-cell>
          <table:table-cell table:number-columns-repeated="2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90" calcext:value-type="float">
            <text:p>19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2" table:formula="of:=[.F12]" office:value-type="float" office:value="212" calcext:value-type="float">
            <text:p>212</text:p>
          </table:table-cell>
          <table:table-cell table:style-name="ce2" table:formula="of:=[.E13]+[.$E$5]/9" office:value-type="float" office:value="218" calcext:value-type="float">
            <text:p>218</text:p>
          </table:table-cell>
          <table:table-cell table:style-name="ce2" table:formula="of:=([.E13]+[.F13])/2" office:value-type="float" office:value="215" calcext:value-type="float">
            <text:p>215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H13]/100" office:value-type="float" office:value="0.14" calcext:value-type="float">
            <text:p>0,14</text:p>
          </table:table-cell>
          <table:table-cell table:style-name="ce5" table:formula="of:=[.I13]/(6)" office:value-type="float" office:value="0.0233333333333333" calcext:value-type="float">
            <text:p>0,023</text:p>
          </table:table-cell>
          <table:table-cell table:style-name="ce2" table:formula="of:=[.H13]*[.G13]" office:value-type="float" office:value="3010" calcext:value-type="float">
            <text:p>3010</text:p>
          </table:table-cell>
          <table:table-cell table:style-name="ce5"/>
          <table:table-cell table:style-name="ce19" table:formula="of:=(([.G13]-[.$K$18])^2)*[.H13]" office:value-type="float" office:value="474.213599999999" calcext:value-type="float">
            <text:p>474,21360</text:p>
          </table:table-cell>
          <table:table-cell table:number-columns-repeated="2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91" calcext:value-type="float">
            <text:p>19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2" table:formula="of:=[.F13]" office:value-type="float" office:value="218" calcext:value-type="float">
            <text:p>218</text:p>
          </table:table-cell>
          <table:table-cell table:style-name="ce2" table:formula="of:=[.E14]+[.$E$5]/9" office:value-type="float" office:value="224" calcext:value-type="float">
            <text:p>224</text:p>
          </table:table-cell>
          <table:table-cell table:style-name="ce2" table:formula="of:=([.E14]+[.F14])/2" office:value-type="float" office:value="221" calcext:value-type="float">
            <text:p>22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H14]/100" office:value-type="float" office:value="0.09" calcext:value-type="float">
            <text:p>0,09</text:p>
          </table:table-cell>
          <table:table-cell table:style-name="ce5" table:formula="of:=[.I14]/(6)" office:value-type="float" office:value="0.015" calcext:value-type="float">
            <text:p>0,015</text:p>
          </table:table-cell>
          <table:table-cell table:style-name="ce2" table:formula="of:=[.H14]*[.G14]" office:value-type="float" office:value="1989" calcext:value-type="float">
            <text:p>1989</text:p>
          </table:table-cell>
          <table:table-cell table:style-name="ce5"/>
          <table:table-cell table:style-name="ce19" table:formula="of:=(([.G14]-[.$K$18])^2)*[.H14]" office:value-type="float" office:value="1257.4116" calcext:value-type="float">
            <text:p>1257,41160</text:p>
          </table:table-cell>
          <table:table-cell table:number-columns-repeated="2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91" calcext:value-type="float">
            <text:p>19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2" table:formula="of:=[.F14]" office:value-type="float" office:value="224" calcext:value-type="float">
            <text:p>224</text:p>
          </table:table-cell>
          <table:table-cell table:style-name="ce2" table:formula="of:=[.E15]+[.$E$5]/9" office:value-type="float" office:value="230" calcext:value-type="float">
            <text:p>230</text:p>
          </table:table-cell>
          <table:table-cell table:style-name="ce2" table:formula="of:=([.E15]+[.F15])/2" office:value-type="float" office:value="227" calcext:value-type="float">
            <text:p>227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H15]/100" office:value-type="float" office:value="0.1" calcext:value-type="float">
            <text:p>0,1</text:p>
          </table:table-cell>
          <table:table-cell table:style-name="ce5" table:formula="of:=[.I15]/(6)" office:value-type="float" office:value="0.0166666666666667" calcext:value-type="float">
            <text:p>0,017</text:p>
          </table:table-cell>
          <table:table-cell table:style-name="ce2" table:formula="of:=[.H15]*[.G15]" office:value-type="float" office:value="2270" calcext:value-type="float">
            <text:p>2270</text:p>
          </table:table-cell>
          <table:table-cell table:style-name="ce5"/>
          <table:table-cell table:style-name="ce19" table:formula="of:=(([.G15]-[.$K$18])^2)*[.H15]" office:value-type="float" office:value="3175.524" calcext:value-type="float">
            <text:p>3175,52400</text:p>
          </table:table-cell>
          <table:table-cell table:number-columns-repeated="2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2" table:formula="of:=[.F15]" office:value-type="float" office:value="230" calcext:value-type="float">
            <text:p>230</text:p>
          </table:table-cell>
          <table:table-cell table:style-name="ce2" table:formula="of:=[.E16]+[.$E$5]/9" office:value-type="float" office:value="236" calcext:value-type="float">
            <text:p>236</text:p>
          </table:table-cell>
          <table:table-cell table:style-name="ce2" table:formula="of:=([.E16]+[.F16])/2" office:value-type="float" office:value="233" calcext:value-type="float">
            <text:p>23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H16]/100" office:value-type="float" office:value="0.09" calcext:value-type="float">
            <text:p>0,09</text:p>
          </table:table-cell>
          <table:table-cell table:style-name="ce5" table:formula="of:=[.I16]/(6)" office:value-type="float" office:value="0.015" calcext:value-type="float">
            <text:p>0,015</text:p>
          </table:table-cell>
          <table:table-cell table:style-name="ce2" table:formula="of:=[.H16]*[.G16]" office:value-type="float" office:value="2097" calcext:value-type="float">
            <text:p>2097</text:p>
          </table:table-cell>
          <table:table-cell table:style-name="ce5"/>
          <table:table-cell table:style-name="ce19" table:formula="of:=(([.G16]-[.$K$18])^2)*[.H16]" office:value-type="float" office:value="5106.5316" calcext:value-type="float">
            <text:p>5106,53160</text:p>
          </table:table-cell>
          <table:table-cell table:number-columns-repeated="2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12"/>
          <table:table-cell table:formula="of:=2.7182818284" office:value-type="float" office:value="2.7182818284" calcext:value-type="float">
            <text:p>2,7182818284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93" calcext:value-type="float">
            <text:p>193</text:p>
          </table:table-cell>
          <table:table-cell/>
          <table:table-cell table:style-name="ce3"/>
          <table:table-cell table:number-columns-repeated="6"/>
          <table:table-cell table:style-name="ce6" table:formula="of:=SUM([.K8:.K16])/100" office:value-type="float" office:value="209.18" calcext:value-type="float">
            <text:p>209,1800</text:p>
          </table:table-cell>
          <table:table-cell table:number-columns-repeated="4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8"/>
          <table:table-cell table:style-name="ce6" table:formula="of:=(SUM([.M8:.M16])/100)" office:value-type="float" office:value="199.0476" calcext:value-type="float">
            <text:p>199,0476</text:p>
          </table:table-cell>
          <table:table-cell table:number-columns-repeated="4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7"/>
          <table:table-cell office:value-type="string" calcext:value-type="string">
            <text:p>СКО</text:p>
          </table:table-cell>
          <table:table-cell table:style-name="ce7" table:formula="of:=SQRT([.K19])" office:value-type="float" office:value="14.1084230160568" calcext:value-type="float">
            <text:p>14,108</text:p>
          </table:table-cell>
          <table:table-cell table:number-columns-repeated="4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7"/>
          <table:table-cell table:style-name="ce1" office:value-type="string" calcext:value-type="string">
            <text:p>Середина интервала</text:p>
          </table:table-cell>
          <table:table-cell office:value-type="string" calcext:value-type="string">
            <text:p>u_i</text:p>
          </table:table-cell>
          <table:table-cell office:value-type="string" calcext:value-type="string">
            <text:p>Ф(u)</text:p>
          </table:table-cell>
          <table:table-cell office:value-type="string" calcext:value-type="string">
            <text:p>n’_i</text:p>
          </table:table-cell>
          <table:table-cell office:value-type="string" calcext:value-type="string">
            <text:p>(n_i-n’_i)^2/n’_i</text:p>
          </table:table-cell>
          <table:table-cell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7"/>
          <table:table-cell table:style-name="ce2" table:formula="of:=[.G8]" office:value-type="float" office:value="185" calcext:value-type="float">
            <text:p>185</text:p>
          </table:table-cell>
          <table:table-cell table:style-name="ce15" table:formula="of:=([.J23]-[.$K$18])/[.$K$20]" office:value-type="float" office:value="-1.71386979058402" calcext:value-type="float">
            <text:p>-1,71</text:p>
          </table:table-cell>
          <table:table-cell table:style-name="ce6" table:formula="of:=1/(SQRTPI(2)*([.$O$17]^([.K23]*[.K23]/2)))" office:value-type="float" office:value="0.0918486318686152" calcext:value-type="float">
            <text:p>0,0918</text:p>
          </table:table-cell>
          <table:table-cell table:style-name="ce15" table:formula="of:=(600*[.L23])/[.$K$20]" office:value-type="float" office:value="3.90611899419584" calcext:value-type="float">
            <text:p>3,91</text:p>
          </table:table-cell>
          <table:table-cell table:style-name="ce7" table:formula="of:=(([.H8]-[.M23])^2)/[.M23]" office:value-type="float" office:value="4.29066849079298" calcext:value-type="float">
            <text:p>4,291</text:p>
          </table:table-cell>
          <table:table-cell table:style-name="ce6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7"/>
          <table:table-cell table:style-name="ce2" table:formula="of:=[.G9]" office:value-type="float" office:value="191" calcext:value-type="float">
            <text:p>191</text:p>
          </table:table-cell>
          <table:table-cell table:style-name="ce15" table:formula="of:=([.J24]-[.$K$18])/[.$K$20]" office:value-type="float" office:value="-1.28859192691553" calcext:value-type="float">
            <text:p>-1,29</text:p>
          </table:table-cell>
          <table:table-cell table:style-name="ce6" table:formula="of:=1/(SQRTPI(2)*([.$O$17]^([.K24]*[.K24]/2)))" office:value-type="float" office:value="0.173917694769447" calcext:value-type="float">
            <text:p>0,1739</text:p>
          </table:table-cell>
          <table:table-cell table:style-name="ce15" table:formula="of:=(600*[.L24])/[.$K$20]" office:value-type="float" office:value="7.39633456856992" calcext:value-type="float">
            <text:p>7,40</text:p>
          </table:table-cell>
          <table:table-cell table:style-name="ce7" table:formula="of:=(([.H9]-[.M24])^2)/[.M24]" office:value-type="float" office:value="0.916545028618781" calcext:value-type="float">
            <text:p>0,917</text:p>
          </table:table-cell>
          <table:table-cell table:style-name="ce6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7"/>
          <table:table-cell table:style-name="ce2" table:formula="of:=[.G10]" office:value-type="float" office:value="197" calcext:value-type="float">
            <text:p>197</text:p>
          </table:table-cell>
          <table:table-cell table:style-name="ce15" table:formula="of:=([.J25]-[.$K$18])/[.$K$20]" office:value-type="float" office:value="-0.863314063247039" calcext:value-type="float">
            <text:p>-0,86</text:p>
          </table:table-cell>
          <table:table-cell table:style-name="ce6" table:formula="of:=1/(SQRTPI(2)*([.$O$17]^([.K25]*[.K25]/2)))" office:value-type="float" office:value="0.274832318253121" calcext:value-type="float">
            <text:p>0,2748</text:p>
          </table:table-cell>
          <table:table-cell table:style-name="ce15" table:formula="of:=(600*[.L25])/[.$K$20]" office:value-type="float" office:value="11.6880101173746" calcext:value-type="float">
            <text:p>11,69</text:p>
          </table:table-cell>
          <table:table-cell table:style-name="ce7" table:formula="of:=(([.H10]-[.M25])^2)/[.M25]" office:value-type="float" office:value="0.6181889233966" calcext:value-type="float">
            <text:p>0,618</text:p>
          </table:table-cell>
          <table:table-cell table:style-name="ce6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7"/>
          <table:table-cell table:style-name="ce2" table:formula="of:=[.G11]" office:value-type="float" office:value="203" calcext:value-type="float">
            <text:p>203</text:p>
          </table:table-cell>
          <table:table-cell table:style-name="ce15" table:formula="of:=([.J26]-[.$K$18])/[.$K$20]" office:value-type="float" office:value="-0.438036199578547" calcext:value-type="float">
            <text:p>-0,44</text:p>
          </table:table-cell>
          <table:table-cell table:style-name="ce6" table:formula="of:=1/(SQRTPI(2)*([.$O$17]^([.K26]*[.K26]/2)))" office:value-type="float" office:value="0.362447229429035" calcext:value-type="float">
            <text:p>0,3624</text:p>
          </table:table-cell>
          <table:table-cell table:style-name="ce15" table:formula="of:=(600*[.L26])/[.$K$20]" office:value-type="float" office:value="15.4140783424144" calcext:value-type="float">
            <text:p>15,41</text:p>
          </table:table-cell>
          <table:table-cell table:style-name="ce7" table:formula="of:=(([.H11]-[.M26])^2)/[.M26]" office:value-type="float" office:value="0.011123653964107" calcext:value-type="float">
            <text:p>0,011</text:p>
          </table:table-cell>
          <table:table-cell table:style-name="ce6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7"/>
          <table:table-cell table:style-name="ce2" table:formula="of:=[.G12]" office:value-type="float" office:value="209" calcext:value-type="float">
            <text:p>209</text:p>
          </table:table-cell>
          <table:table-cell table:style-name="ce15" table:formula="of:=([.J27]-[.$K$18])/[.$K$20]" office:value-type="float" office:value="-0.0127583359100552" calcext:value-type="float">
            <text:p>-0,01</text:p>
          </table:table-cell>
          <table:table-cell table:style-name="ce6" table:formula="of:=1/(SQRTPI(2)*([.$O$17]^([.K27]*[.K27]/2)))" office:value-type="float" office:value="0.398909812780868" calcext:value-type="float">
            <text:p>0,3989</text:p>
          </table:table-cell>
          <table:table-cell table:style-name="ce15" table:formula="of:=(600*[.L27])/[.$K$20]" office:value-type="float" office:value="16.9647512975846" calcext:value-type="float">
            <text:p>16,96</text:p>
          </table:table-cell>
          <table:table-cell table:style-name="ce7" table:formula="of:=(([.H12]-[.M27])^2)/[.M27]" office:value-type="float" office:value="0.0548634665999281" calcext:value-type="float">
            <text:p>0,055</text:p>
          </table:table-cell>
          <table:table-cell table:style-name="ce6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7"/>
          <table:table-cell table:style-name="ce2" table:formula="of:=[.G13]" office:value-type="float" office:value="215" calcext:value-type="float">
            <text:p>215</text:p>
          </table:table-cell>
          <table:table-cell table:style-name="ce15" table:formula="of:=([.J28]-[.$K$18])/[.$K$20]" office:value-type="float" office:value="0.412519527758437" calcext:value-type="float">
            <text:p>0,41</text:p>
          </table:table-cell>
          <table:table-cell table:style-name="ce6" table:formula="of:=1/(SQRTPI(2)*([.$O$17]^([.K28]*[.K28]/2)))" office:value-type="float" office:value="0.366401807304816" calcext:value-type="float">
            <text:p>0,3664</text:p>
          </table:table-cell>
          <table:table-cell table:style-name="ce15" table:formula="of:=(600*[.L28])/[.$K$20]" office:value-type="float" office:value="15.5822577854867" calcext:value-type="float">
            <text:p>15,58</text:p>
          </table:table-cell>
          <table:table-cell table:style-name="ce7" table:formula="of:=(([.H13]-[.M28])^2)/[.M28]" office:value-type="float" office:value="0.160666043021376" calcext:value-type="float">
            <text:p>0,161</text:p>
          </table:table-cell>
          <table:table-cell table:style-name="ce6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7"/>
          <table:table-cell table:style-name="ce2" table:formula="of:=[.G14]" office:value-type="float" office:value="221" calcext:value-type="float">
            <text:p>221</text:p>
          </table:table-cell>
          <table:table-cell table:style-name="ce15" table:formula="of:=([.J29]-[.$K$18])/[.$K$20]" office:value-type="float" office:value="0.837797391426929" calcext:value-type="float">
            <text:p>0,84</text:p>
          </table:table-cell>
          <table:table-cell table:style-name="ce6" table:formula="of:=1/(SQRTPI(2)*([.$O$17]^([.K29]*[.K29]/2)))" office:value-type="float" office:value="0.280862299327145" calcext:value-type="float">
            <text:p>0,2809</text:p>
          </table:table-cell>
          <table:table-cell table:style-name="ce15" table:formula="of:=(600*[.L29])/[.$K$20]" office:value-type="float" office:value="11.9444518642869" calcext:value-type="float">
            <text:p>11,94</text:p>
          </table:table-cell>
          <table:table-cell table:style-name="ce7" table:formula="of:=(([.H14]-[.M29])^2)/[.M29]" office:value-type="float" office:value="0.725843000550291" calcext:value-type="float">
            <text:p>0,726</text:p>
          </table:table-cell>
          <table:table-cell table:style-name="ce6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7"/>
          <table:table-cell table:style-name="ce2" table:formula="of:=[.G15]" office:value-type="float" office:value="227" calcext:value-type="float">
            <text:p>227</text:p>
          </table:table-cell>
          <table:table-cell table:style-name="ce15" table:formula="of:=([.J30]-[.$K$18])/[.$K$20]" office:value-type="float" office:value="1.26307525509542" calcext:value-type="float">
            <text:p>1,26</text:p>
          </table:table-cell>
          <table:table-cell table:style-name="ce6" table:formula="of:=1/(SQRTPI(2)*([.$O$17]^([.K30]*[.K30]/2)))" office:value-type="float" office:value="0.179672759902086" calcext:value-type="float">
            <text:p>0,1797</text:p>
          </table:table-cell>
          <table:table-cell table:style-name="ce15" table:formula="of:=(600*[.L30])/[.$K$20]" office:value-type="float" office:value="7.64108474905808" calcext:value-type="float">
            <text:p>7,64</text:p>
          </table:table-cell>
          <table:table-cell table:style-name="ce7" table:formula="of:=(([.H15]-[.M30])^2)/[.M30]" office:value-type="float" office:value="0.728231834074646" calcext:value-type="float">
            <text:p>0,728</text:p>
          </table:table-cell>
          <table:table-cell table:style-name="ce6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7"/>
          <table:table-cell table:style-name="ce2" table:formula="of:=[.G16]" office:value-type="float" office:value="233" calcext:value-type="float">
            <text:p>233</text:p>
          </table:table-cell>
          <table:table-cell table:style-name="ce15" table:formula="of:=([.J31]-[.$K$18])/[.$K$20]" office:value-type="float" office:value="1.68835311876391" calcext:value-type="float">
            <text:p>1,69</text:p>
          </table:table-cell>
          <table:table-cell table:style-name="ce6" table:formula="of:=1/(SQRTPI(2)*([.$O$17]^([.K31]*[.K31]/2)))" office:value-type="float" office:value="0.0959232717209824" calcext:value-type="float">
            <text:p>0,0959</text:p>
          </table:table-cell>
          <table:table-cell table:style-name="ce15" table:formula="of:=(600*[.L31])/[.$K$20]" office:value-type="float" office:value="4.07940440735917" calcext:value-type="float">
            <text:p>4,08</text:p>
          </table:table-cell>
          <table:table-cell table:style-name="ce7" table:formula="of:=(([.H16]-[.M31])^2)/[.M31]" office:value-type="float" office:value="5.93524411128201" calcext:value-type="float">
            <text:p>5,935</text:p>
          </table:table-cell>
          <table:table-cell table:style-name="ce6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7"/>
          <table:table-cell office:value-type="string" calcext:value-type="string">
            <text:p>X^2_N</text:p>
          </table:table-cell>
          <table:table-cell table:style-name="ce7" table:formula="of:=SUM([.N23:.N31])" office:value-type="float" office:value="13.4413745523007" calcext:value-type="float">
            <text:p>13,441</text:p>
          </table:table-cell>
          <table:table-cell table:number-columns-repeated="4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7"/>
          <table:table-cell office:value-type="string" calcext:value-type="string">
            <text:p>X^2_кр</text:p>
          </table:table-cell>
          <table:table-cell office:value-type="float" office:value="14.4" calcext:value-type="float">
            <text:p>14,4</text:p>
          </table:table-cell>
          <table:table-cell table:number-columns-repeated="4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7"/>
          <table:table-cell office:value-type="string" calcext:value-type="string">
            <text:p>Гипотеза H_0 принимается</text:p>
          </table:table-cell>
          <table:table-cell table:formula="of:=IF([.K33]&lt;[.K36]; &quot;да&quot;; &quot;нет&quot;)" office:value-type="string" office:string-value="да" calcext:value-type="string">
            <text:p>да</text:p>
          </table:table-cell>
          <table:table-cell table:number-columns-repeated="4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7"/>
          <table:table-cell office:value-type="string" calcext:value-type="string">
            <text:p>t_y</text:p>
          </table:table-cell>
          <table:table-cell office:value-type="float" office:value="1.984" calcext:value-type="float">
            <text:p>1,984</text:p>
          </table:table-cell>
          <table:table-cell table:number-columns-repeated="4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7"/>
          <table:table-cell office:value-type="string" calcext:value-type="string">
            <text:p>q</text:p>
          </table:table-cell>
          <table:table-cell office:value-type="float" office:value="0.143" calcext:value-type="float">
            <text:p>0,143</text:p>
          </table:table-cell>
          <table:table-cell table:number-columns-repeated="4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7"/>
          <table:table-cell office:value-type="string" calcext:value-type="string">
            <text:p>Доверительные интервалы</text:p>
          </table:table-cell>
          <table:table-cell table:number-columns-repeated="5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7"/>
          <table:table-cell office:value-type="string" calcext:value-type="string">
            <text:p>мат ожидания</text:p>
          </table:table-cell>
          <table:table-cell table:formula="of:=[.K18]-([.K20]*[.K40])/10" office:value-type="float" office:value="206.380888873614" calcext:value-type="float">
            <text:p>206,380888873614</text:p>
          </table:table-cell>
          <table:table-cell table:formula="of:=[.K18]+([.K20]*[.K40])/10" office:value-type="float" office:value="211.979111126386" calcext:value-type="float">
            <text:p>211,979111126386</text:p>
          </table:table-cell>
          <table:table-cell table:number-columns-repeated="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7"/>
          <table:table-cell office:value-type="string" calcext:value-type="string">
            <text:p>ско</text:p>
          </table:table-cell>
          <table:table-cell table:formula="of:=[.K20]*(1-[.K41])" office:value-type="float" office:value="12.0909185247606" calcext:value-type="float">
            <text:p>12,0909185247606</text:p>
          </table:table-cell>
          <table:table-cell table:formula="of:=[.K20]*(1+[.K41])" office:value-type="float" office:value="16.1259275073529" calcext:value-type="float">
            <text:p>16,1259275073529</text:p>
          </table:table-cell>
          <table:table-cell table:number-columns-repeated="3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*(x)</text:p>
          </table:table-cell>
          <table:table-cell table:number-columns-repeated="5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6"/>
          <table:table-cell table:style-name="ce2" table:formula="of:=[.$E$2]" office:value-type="float" office:value="182" calcext:value-type="float">
            <text:p>182</text:p>
          </table:table-cell>
          <table:table-cell table:style-name="ce2"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6"/>
          <table:table-cell table:style-name="ce2" table:formula="of:=[.I64]+6" office:value-type="float" office:value="188" calcext:value-type="float">
            <text:p>188</text:p>
          </table:table-cell>
          <table:table-cell table:style-name="ce2" table:formula="of:=[.J64]+[.I8]" office:value-type="float" office:value="0.08" calcext:value-type="float">
            <text:p>0,08</text:p>
          </table:table-cell>
          <table:table-cell table:number-columns-repeated="5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6"/>
          <table:table-cell table:style-name="ce2" table:formula="of:=[.I65]+6" office:value-type="float" office:value="194" calcext:value-type="float">
            <text:p>194</text:p>
          </table:table-cell>
          <table:table-cell table:style-name="ce2" table:formula="of:=[.J65]+[.I9]" office:value-type="float" office:value="0.18" calcext:value-type="float">
            <text:p>0,18</text:p>
          </table:table-cell>
          <table:table-cell table:number-columns-repeated="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6"/>
          <table:table-cell table:style-name="ce2" table:formula="of:=[.I66]+6" office:value-type="float" office:value="200" calcext:value-type="float">
            <text:p>200</text:p>
          </table:table-cell>
          <table:table-cell table:style-name="ce2" table:formula="of:=[.J66]+[.I10]"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6"/>
          <table:table-cell table:style-name="ce2" table:formula="of:=[.I67]+6" office:value-type="float" office:value="206" calcext:value-type="float">
            <text:p>206</text:p>
          </table:table-cell>
          <table:table-cell table:style-name="ce2" table:formula="of:=[.J67]+[.I11]"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6"/>
          <table:table-cell table:style-name="ce2" table:formula="of:=[.I68]+6" office:value-type="float" office:value="212" calcext:value-type="float">
            <text:p>212</text:p>
          </table:table-cell>
          <table:table-cell table:style-name="ce2" table:formula="of:=[.J68]+[.I12]" office:value-type="float" office:value="0.58" calcext:value-type="float">
            <text:p>0,58</text:p>
          </table:table-cell>
          <table:table-cell table:number-columns-repeated="5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6"/>
          <table:table-cell table:style-name="ce2" table:formula="of:=[.I69]+6" office:value-type="float" office:value="218" calcext:value-type="float">
            <text:p>218</text:p>
          </table:table-cell>
          <table:table-cell table:style-name="ce2" table:formula="of:=[.J69]+[.I13]" office:value-type="float" office:value="0.72" calcext:value-type="float">
            <text:p>0,72</text:p>
          </table:table-cell>
          <table:table-cell table:number-columns-repeated="5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6"/>
          <table:table-cell table:style-name="ce2" table:formula="of:=[.I70]+6" office:value-type="float" office:value="224" calcext:value-type="float">
            <text:p>224</text:p>
          </table:table-cell>
          <table:table-cell table:style-name="ce2" table:formula="of:=[.J70]+[.I14]" office:value-type="float" office:value="0.81" calcext:value-type="float">
            <text:p>0,81</text:p>
          </table:table-cell>
          <table:table-cell table:number-columns-repeated="5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6"/>
          <table:table-cell table:style-name="ce2" table:formula="of:=[.I71]+6" office:value-type="float" office:value="230" calcext:value-type="float">
            <text:p>230</text:p>
          </table:table-cell>
          <table:table-cell table:style-name="ce2" table:formula="of:=[.J71]+[.I15]"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6"/>
          <table:table-cell table:style-name="ce2" table:formula="of:=[.I72]+6" office:value-type="float" office:value="236" calcext:value-type="float">
            <text:p>236</text:p>
          </table:table-cell>
          <table:table-cell table:style-name="ce2" table:formula="of:=[.J72]+[.I1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1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1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1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1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26" calcext:value-type="float">
            <text:p>226</text:p>
          </table:table-cell>
          <table:table-cell table:number-columns-repeated="13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6" calcext:value-type="float">
            <text:p>226</text:p>
          </table:table-cell>
          <table:table-cell table:number-columns-repeated="13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1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1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13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33" calcext:value-type="float">
            <text:p>233</text:p>
          </table:table-cell>
          <table:table-cell table:number-columns-repeated="1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33" calcext:value-type="float">
            <text:p>233</text:p>
          </table:table-cell>
          <table:table-cell table:number-columns-repeated="1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1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35" calcext:value-type="float">
            <text:p>235</text:p>
          </table:table-cell>
          <table:table-cell table:number-columns-repeated="1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36" calcext:value-type="float">
            <text:p>236</text:p>
          </table:table-cell>
          <table:table-cell table:number-columns-repeated="1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36" calcext:value-type="float">
            <text:p>236</text:p>
          </table:table-cell>
          <table:table-cell table:number-columns-repeated="13"/>
        </table:table-row>
        <table:table-row table:style-name="ro1" table:number-rows-repeated="104847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Лист1.B2:Лист1.B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20" number:min-decimal-places="20" number:min-integer-digits="1"/>
    </number:number-style>
    <number:number-style style:name="N123">
      <number:number number:decimal-places="19" number:min-decimal-places="19" number:min-integer-digits="1"/>
    </number:number-style>
    <number:number-style style:name="N122">
      <number:number number:decimal-places="18" number:min-decimal-places="18"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4:02:44.819803590</meta:creation-date>
    <dc:date>2024-02-02T10:37:14.195538055</dc:date>
    <meta:editing-duration>PT3H7M57S</meta:editing-duration>
    <meta:editing-cycles>9</meta:editing-cycles>
    <meta:generator>LibreOffice/7.3.7.2$Linux_X86_64 LibreOffice_project/30$Build-2</meta:generator>
    <meta:document-statistic meta:table-count="1" meta:cell-count="39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9cm" svg:height="9.719cm" xlink:href=".." xlink:type="simple" chart:class="chart:scatter" chart:style-name="ch1">
        <chart:title svg:x="6.92cm" svg:y="0.33cm" chart:style-name="ch2">
          <text:p>Полигон частот</text:p>
        </chart:title>
        <chart:plot-area chart:style-name="ch3" table:cell-range-address="Лист1.E8:Лист1.E16 Лист1.H7:Лист1.H16" chart:data-source-has-labels="row" svg:x="0.344cm" svg:y="1.303cm" svg:width="16.521cm" svg:height="8.222cm">
          <chart:coordinate-region svg:x="0.965cm" svg:y="1.502cm" svg:width="15.62cm" svg:height="7.376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Лист1.H8:Лист1.H16" chart:label-cell-address="Лист1.H7:Лист1.H7" chart:class="chart:scatter">
            <chart:domain table:cell-range-address="Лист1.E8:Лист1.E16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Частота интервала</text:p>
                <draw:g>
                  <svg:desc>Лист1.H7:Лист1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  <draw:g>
                  <svg:desc>Лист1.E8:Лист1.E16</svg:desc>
                </draw:g>
              </table:table-cell>
              <table:table-cell office:value-type="float" office:value="8">
                <text:p>8</text:p>
                <draw:g>
                  <svg:desc>Лист1.H8:Лист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">
                <text:p>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">
                <text:p>2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">
                <text:p>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9cm" svg:height="9.719cm" xlink:href=".." xlink:type="simple" chart:class="chart:bar" chart:style-name="ch1">
        <chart:title svg:x="7.185cm" svg:y="0.33cm" chart:style-name="ch2">
          <text:p>Гистограмма</text:p>
        </chart:title>
        <chart:plot-area chart:style-name="ch3" table:cell-range-address="Лист1.I7:Лист1.I16" chart:data-source-has-labels="row" svg:x="0.344cm" svg:y="1.303cm" svg:width="16.521cm" svg:height="8.222cm">
          <chart:coordinate-region svg:x="1.256cm" svg:y="1.502cm" svg:width="15.609cm" svg:height="7.376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Лист1.I8:Лист1.I16" chart:label-cell-address="Лист1.I7:Лист1.I7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ая частота</text:p>
                <draw:g>
                  <svg:desc>Лист1.I7:Лист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Лист1.I8:Лист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9cm" svg:height="9.719cm" xlink:href=".." xlink:type="simple" chart:class="chart:scatter" chart:style-name="ch1">
        <chart:title svg:x="5.174cm" svg:y="0.33cm" chart:style-name="ch2">
          <text:p>График функции распределения</text:p>
        </chart:title>
        <chart:plot-area chart:style-name="ch3" table:cell-range-address="Лист1.I64:Лист1.J73" svg:x="0.344cm" svg:y="1.303cm" svg:width="16.521cm" svg:height="8.222cm">
          <chart:coordinate-region svg:x="1.071cm" svg:y="1.503cm" svg:width="15.514cm" svg:height="7.375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Лист1.J64:Лист1.J73" chart:class="chart:scatter">
            <chart:domain table:cell-range-address="Лист1.I64:Лист1.I7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  <draw:g>
                  <svg:desc>Лист1.I64:Лист1.I73</svg:desc>
                </draw:g>
              </table:table-cell>
              <table:table-cell office:value-type="float" office:value="0">
                <text:p>0</text:p>
                <draw:g>
                  <svg:desc>Лист1.J64:Лист1.J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">
                <text:p>1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">
                <text:p>20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">
                <text:p>21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">
                <text:p>21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math xmlns="http://www.w3.org/1998/Math/MathML" display="block">
  <semantics>
    <mrow>
      <mi mathvariant="italic">Выборочное</mi>
      <mi mathvariant="italic">среднее</mi>
      <mover accent="true">
        <mi>x</mi>
        <mo stretchy="false">¯</mo>
      </mover>
    </mrow>
    <annotation encoding="StarMath 5.0">Выборочное среднее bar x</annotation>
  </semantics>
</math>
</file>

<file path=Object 6/content.xml><?xml version="1.0" encoding="utf-8"?>
<math xmlns="http://www.w3.org/1998/Math/MathML" display="block">
  <semantics>
    <mrow>
      <mi mathvariant="italic">Выборочная</mi>
      <mi mathvariant="italic">дисперсия</mi>
      <msub>
        <mi>D</mi>
        <mi>B</mi>
      </msub>
    </mrow>
    <annotation encoding="StarMath 5.0">Выборочная дисперсия D_B</annotation>
  </semantics>
</math>
</file>

<file path=Object 7/content.xml><?xml version="1.0" encoding="utf-8"?>
<math xmlns="http://www.w3.org/1998/Math/MathML" display="block">
  <semantics>
    <mrow>
      <msub>
        <mi>x</mi>
        <mi>i</mi>
      </msub>
      <msub>
        <mi>n</mi>
        <mi>i</mi>
      </msub>
    </mrow>
    <annotation encoding="StarMath 5.0">x_i n_i</annotation>
  </semantics>
</math>
</file>